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e14" officeooo:paragraph-rsid="001dee14"/>
    </style:style>
    <style:style style:name="P2" style:family="paragraph" style:parent-style-name="Standard">
      <style:paragraph-properties fo:text-align="start" style:justify-single-word="false"/>
      <style:text-properties officeooo:rsid="001dee14" officeooo:paragraph-rsid="001dee14"/>
    </style:style>
    <style:style style:name="P3" style:family="paragraph" style:parent-style-name="Standard">
      <style:paragraph-properties fo:text-align="start" style:justify-single-word="false"/>
      <style:text-properties officeooo:rsid="001dee14" officeooo:paragraph-rsid="001dee14"/>
    </style:style>
    <style:style style:name="P4" style:family="paragraph" style:parent-style-name="Standard">
      <style:paragraph-properties fo:text-align="center" style:justify-single-word="false"/>
      <style:text-properties officeooo:rsid="001fa165" officeooo:paragraph-rsid="001fa165"/>
    </style:style>
    <style:style style:name="P5" style:family="paragraph" style:parent-style-name="Standard">
      <style:paragraph-properties fo:text-align="start" style:justify-single-word="false"/>
      <style:text-properties officeooo:rsid="001fa165" officeooo:paragraph-rsid="001fa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Data</text:p>
      <text:p text:style-name="P2">Data collected from <text:a xlink:type="simple" xlink:href="http://mtgjson.com/" text:style-name="Internet_20_link" text:visited-style-name="Visited_20_Internet_20_Link">http://mtgjson.com</text:a></text:p>
      <text:p text:style-name="P2">Specifically “Single Set” data from MTGJSON V4 stored as JSON</text:p>
      <text:p text:style-name="P2"/>
      <text:p text:style-name="P2">Data: <text:a xlink:type="simple" xlink:href="https://mtgjson.com/v4/sets.html" text:style-name="Internet_20_link" text:visited-style-name="Visited_20_Internet_20_Link">https://mtgjson.com/v4/sets.html</text:a></text:p>
      <text:p text:style-name="P2">Documentation: <text:a xlink:type="simple" xlink:href="https://mtgjson.com/v4/docs.html" text:style-name="Internet_20_link" text:visited-style-name="Visited_20_Internet_20_Link">https://mtgjson.com/v4/docs.html</text:a></text:p>
      <text:p text:style-name="P2"/>
      <text:p text:style-name="P2"/>
      <text:p text:style-name="P4">Card Images</text:p>
      <text:p text:style-name="P5">Collected from <text:a xlink:type="simple" xlink:href="https://www.slightlymagic.net/" text:style-name="Internet_20_link" text:visited-style-name="Visited_20_Internet_20_Link">https://www.slightlymagic.net</text:a></text:p>
      <text:p text:style-name="P5">Specifically “300DPI Cards” stored as JPG</text:p>
      <text:p text:style-name="P5"/>
      <text:p text:style-name="P5">Links to Images: <text:a xlink:type="simple" xlink:href="https://www.slightlymagic.net/forum/viewtopic.php?f=15&amp;t=18042&amp;sid=6806fe4e8fdfe070b71a24cf6ebeb726" text:style-name="Internet_20_link" text:visited-style-name="Visited_20_Internet_20_Link">https://www.slightlymagic.net/forum/viewtopic.php?f=15&amp;t=18042&amp;sid=6806fe4e8fdfe070b71a24cf6ebeb726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9:47:18.900162614</meta:creation-date>
    <meta:generator>LibreOffice/6.0.7.3$Linux_X86_64 LibreOffice_project/00m0$Build-3</meta:generator>
    <dc:date>2018-12-14T12:27:53.945833564</dc:date>
    <meta:editing-duration>PT1H13M18S</meta:editing-duration>
    <meta:editing-cycles>7</meta:editing-cycles>
    <meta:document-statistic meta:table-count="0" meta:image-count="0" meta:object-count="0" meta:page-count="1" meta:paragraph-count="9" meta:word-count="35" meta:character-count="404" meta:non-whitespace-character-count="378"/>
  </office:meta>
</office:document-meta>
</file>